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<text:span text:style-name="T2">Senior Software Engineer, Technical Systems Architect, and Security-focused builder with 15+ years delivering secure, scalable systems across mission-critical environments. Experienced in backend services, automation, API-driven workflows, and deployment standardization. Known for disciplined execution, documentation, and stakeholder communication.</text:span></text:p>
      <text:p text:style-name="Standard"><text:span text:style-name="T3">CORE SKILLS</text:span></text:p>
      <text:list text:style-name="WWNum1">
        <text:list-item>
          <text:p text:style-name="P2"><text:span text:style-name="T2">Languages: Python, C#, SQL, Bash</text:span></text:p>
        </text:list-item>
        <text:list-item>
          <text:p text:style-name="P2"><text:span text:style-name="T2">Backend: REST APIs, JSON, HTTP, Service-Oriented Design</text:span></text:p>
        </text:list-item>
        <text:list-item>
          <text:p text:style-name="P2"><text:span text:style-name="T2">Databases: SQLite, SQL Server, MySQL (plus general relational modeling)</text:span></text:p>
        </text:list-item>
        <text:list-item>
          <text:p text:style-name="P2"><text:span text:style-name="T2">Tools: Git, Docker, Windows, Linux</text:span></text:p>
        </text:list-item>
        <text:list-item>
          <text:p text:style-name="P2"><text:span text:style-name="T2">Security: Hardening, compliance-aligned engineering, vulnerability scanning concepts</text:span></text:p>
        </text:list-item>
        <text:list-item>
          <text:p text:style-name="P2"><text:span text:style-name="T2">Strengths: Debugging, documentation, requirements translation, cross-functional delivery</text:span></text:p>
        </text:list-item>
      </text:list>
      <text:p text:style-name="Standard"><text:span text:style-name="T3">FEATURED PROJECTS</text:span></text:p>
      <text:list text:continue-numbering="true" text:style-name="WWNum1">
        <text:list-item>
          <text:p text:style-name="P2"><text:span text:style-name="T2">Portable Translator (Python APIs, OCR + translation orchestration) — GitHub: github.com/brianhannigan/translator</text:span></text:p>
        </text:list-item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  <text:list-item>
          <text:p text:style-name="P2"><text:span text:style-name="T2">Integrated Tesseract OCR and local translation engines into modular, testable service boundaries.</text:span></text:p>
        </text:list-item>
        <text:list-item>
          <text:p text:style-name="P2"><text:span text:style-name="T2">Implemented logging, error handling, and process monitoring to improve reliability and debuggability.</text:span></text:p>
        </text:list-item>
        <text:list-item>
          <text:p text:style-name="P2"><text:span text:style-name="T2">Used Git for version control and iterative feature delivery; maintained clean repo organization and documentation.</text:span></text:p>
        </text:list-item>
      </text:list>
      <text:p text:style-name="Standard"><text:span text:style-name="T3">EXPERIENCE</text:span></text:p>
      <text:list text:continue-numbering="true" text:style-name="WWNum1">
        <text:list-item>
          <text:p text:style-name="P2"><text:span text:style-name="T2">UTRS, Inc — Lead Technical Instructor / Simulation Systems Engineer (2011–2025)</text:span></text:p>
        </text:list-item>
        <text:list-item>
          <text:p text:style-name="P2"><text:span text:style-name="T2">Designed and deployed simulation training ecosystems for U.S. Government/DoD programs across multiple sites.</text:span></text:p>
        </text:list-item>
        <text:list-item>
          <text:p text:style-name="P2"><text:span text:style-name="T2">Built and sustained instructor/operator tooling, automation workflows, and repeatable deployment procedures.</text:span></text:p>
        </text:list-item>
        <text:list-item>
          <text:p text:style-name="P2"><text:span text:style-name="T2">Produced clear technical documentation, SOPs, and handoff-ready training materials for long-term sustainment.</text:span></text:p>
        </text:list-item>
        <text:list-item>
          <text:p text:style-name="P2"><text:span text:style-name="T2">Applied secure configuration practices and compliance expectations (e.g., DISA STIG alignment) in system deployments.</text:span></text:p>
        </text:list-item>
        <text:list-item>
          <text:p text:style-name="P2"><text:span text:style-name="T2">Partnered with stakeholders to translate requirements into deliverable software/system outcomes in fast-paced environments.</text:span></text:p>
        </text:list-item>
        <text:list-item>
          <text:p text:style-name="P2"><text:span text:style-name="T2">Applied DISA STIG-aligned secure configuration standards and vulnerability scanning practices.</text:span></text:p>
        </text:list-item>
        <text:list-item>
          <text:p text:style-name="P2"><text:span text:style-name="T2">Supported secure deployments through hardening, documentation, and compliance-focused engineering.</text:span></text:p>
        </text:list-item>
        <text:list-item>
          <text:p text:style-name="P2"><text:span text:style-name="T2">Performed structured troubleshooting and remediation to reduce operational risk and improve system reliability.</text:span></text:p>
        </text:list-item>
      </text:list>
      <text:p text:style-name="Standard"><text:span text:style-name="T3">ADDITIONAL EXPERIENCE</text:span></text:p>
      <text:list text:continue-numbering="true" text:style-name="WWNum1">
        <text:list-item>
          <text:p text:style-name="P2"><text:span text:style-name="T2">Web Developer • SharePoint/.NET Consultant • Software Engineer • Independent Consultant • Teacher (Technology &amp; Special Education)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.Ed., Special Education — New Jersey City University</text:span></text:p>
        </text:list-item>
        <text:list-item>
          <text:p text:style-name="P2"><text:span text:style-name="T2">B.S., Criminal Justice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CERTIFICATIONS &amp; CREDENTIALS</text:span></text:p>
      <text:list text:continue-numbering="true" text:style-name="WWNum1">
        <text:list-item>
          <text:p text:style-name="P2"><text:span text:style-name="T2">CompTIA Security+ • InfraGard Member • SOC Core Skills • Active Defense &amp; Cyber Deception • Red Team Summit • Hacking Huma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37" meta:word-count="365" meta:character-count="2949" meta:non-whitespace-character-count="2643"/>
    <meta:user-defined meta:name="AppVersion">14.0000</meta:user-defined>
    <meta:template xlink:type="simple" xlink:actuate="onRequest" xlink:title="Normal.dotm" xlink:href=""/>
  </office:meta>
</office:document-meta>
</file>